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i>H</mi>
        <mo stretchy="false">̂</mo>
      </mover>
      <mrow>
        <mi/>
        <mo stretchy="false">=</mo>
        <mi/>
      </mrow>
      <mfrac>
        <mn>1</mn>
        <mrow>
          <mn>2</mn>
          <mi>m</mi>
        </mrow>
      </mfrac>
      <mfenced open="[" close="]">
        <mrow>
          <mrow>
            <mo stretchy="false">−</mo>
            <msup>
              <mo stretchy="false">ℏ</mo>
              <mn>2</mn>
            </msup>
          </mrow>
          <mrow>
            <mo stretchy="false">Δ</mo>
            <mo stretchy="false">−</mo>
            <mover accent="true">
              <mi>q</mi>
              <mo stretchy="false">̄</mo>
            </mover>
          </mrow>
          <mrow>
            <mfrac>
              <mo stretchy="false">ℏ</mo>
              <mtext>i</mtext>
            </mfrac>
          </mrow>
          <mrow>
            <mo stretchy="false">(</mo>
            <mrow>
              <mtext>div</mtext>
              <mstyle mathvariant="bold">
                <mrow>
                  <mi>A</mi>
                </mrow>
              </mstyle>
              <mrow>
                <mo stretchy="false">(</mo>
                <mrow>
                  <mstyle mathvariant="bold">
                    <mrow>
                      <mi>r</mi>
                    </mrow>
                  </mstyle>
                  <mi>,</mi>
                  <mi>t</mi>
                </mrow>
                <mo stretchy="false">)</mo>
              </mrow>
              <mrow>
                <mi/>
                <mo stretchy="false">+</mo>
                <mi/>
              </mrow>
              <mn>2</mn>
              <mstyle mathvariant="bold">
                <mrow>
                  <mi>A</mi>
                </mrow>
              </mstyle>
              <mrow>
                <mo stretchy="false">(</mo>
                <mrow>
                  <mstyle mathvariant="bold">
                    <mrow>
                      <mi>r</mi>
                    </mrow>
                  </mstyle>
                  <mi>,</mi>
                  <mi>t</mi>
                </mrow>
                <mo stretchy="false">)</mo>
              </mrow>
              <mrow>
                <mi/>
                <mo stretchy="false">⋅</mo>
                <mi/>
              </mrow>
              <msub>
                <mo stretchy="false">∇</mo>
                <mi>r</mi>
              </msub>
            </mrow>
            <mo stretchy="false">)</mo>
          </mrow>
          <mrow>
            <mi/>
            <mo stretchy="false">+</mo>
            <mi/>
          </mrow>
          <msup>
            <mrow>
              <mover accent="true">
                <mi>q</mi>
                <mo stretchy="false">̄</mo>
              </mover>
            </mrow>
            <mn>2</mn>
          </msup>
          <msup>
            <mrow>
              <mstyle mathvariant="bold">
                <mrow>
                  <mi>A</mi>
                </mrow>
              </mstyle>
            </mrow>
            <mn>2</mn>
          </msup>
          <mrow>
            <mo stretchy="false">(</mo>
            <mrow>
              <mstyle mathvariant="bold">
                <mrow>
                  <mi>r</mi>
                </mrow>
              </mstyle>
              <mi>,</mi>
              <mi>t</mi>
            </mrow>
            <mo stretchy="false">)</mo>
          </mrow>
        </mrow>
      </mfenced>
      <mrow>
        <mi/>
        <mo stretchy="false">+</mo>
        <mi/>
      </mrow>
      <mover accent="true">
        <mi>q</mi>
        <mo stretchy="false">̄</mo>
      </mover>
      <mo stretchy="false">ψ</mo>
      <mrow>
        <mo stretchy="false">(</mo>
        <mrow>
          <mstyle mathvariant="bold">
            <mrow>
              <mi>r</mi>
            </mrow>
          </mstyle>
          <mi>,</mi>
          <mi>t</mi>
        </mrow>
        <mo stretchy="false">)</mo>
      </mrow>
    </mrow>
    <annotation encoding="StarMath 5.0">hat H `=` 1 over {2 m} left [ - hbar ^2 %DELTA - bar q {alignc hbar over "i"} ("div" bold A (bold r , t) `+` 2 bold A (bold r , t) `cdot` nabla _r ) `+` {bar q} ^2 {bold A} ^2 (bold r , t) right ] `+`bar q %ipsi (bold r , 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23:20:43.194000000</meta:creation-date>
    <meta:generator>LibreOffice/4.1.4.2$Windows_x86 LibreOffice_project/0a0440ccc0227ad9829de5f46be37cfb6edcf72</meta:generator>
  </office:meta>
</office:document-meta>
</file>